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5.94pt"/>
    </style:style>
    <style:style style:name="co2" style:family="table-column">
      <style:table-column-properties fo:break-before="auto" style:column-width="82.6pt"/>
    </style:style>
    <style:style style:name="co3" style:family="table-column">
      <style:table-column-properties fo:break-before="auto" style:column-width="35.49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61.7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6.39pt"/>
    </style:style>
    <style:style style:name="co9" style:family="table-column">
      <style:table-column-properties fo:break-before="auto" style:column-width="108.06pt"/>
    </style:style>
    <style:style style:name="co10" style:family="table-column">
      <style:table-column-properties fo:break-before="auto" style:column-width="60.21pt"/>
    </style:style>
    <style:style style:name="co11" style:family="table-column">
      <style:table-column-properties fo:break-before="auto" style:column-width="60.94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56.35pt"/>
    </style:style>
    <style:style style:name="co14" style:family="table-column">
      <style:table-column-properties fo:break-before="auto" style:column-width="43.2pt"/>
    </style:style>
    <style:style style:name="co15" style:family="table-column">
      <style:table-column-properties fo:break-before="auto" style:column-width="97.99pt"/>
    </style:style>
    <style:style style:name="co16" style:family="table-column">
      <style:table-column-properties fo:break-before="auto" style:column-width="41.64pt"/>
    </style:style>
    <style:style style:name="co17" style:family="table-column">
      <style:table-column-properties fo:break-before="auto" style:column-width="40.11pt"/>
    </style:style>
    <style:style style:name="co18" style:family="table-column">
      <style:table-column-properties fo:break-before="auto" style:column-width="40.9pt"/>
    </style:style>
    <style:style style:name="co19" style:family="table-column">
      <style:table-column-properties fo:break-before="auto" style:column-width="126.6pt"/>
    </style:style>
    <style:style style:name="co20" style:family="table-column">
      <style:table-column-properties fo:break-before="auto" style:column-width="284.06pt"/>
    </style:style>
    <style:style style:name="co21" style:family="table-column">
      <style:table-column-properties fo:break-before="auto" style:column-width="285.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border-bottom="0.06pt solid #ff0000" style:text-align-source="fix" style:repeat-content="false" fo:wrap-option="wrap" fo:border-left="none" fo:border-right="none" fo:border-top="non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order-bottom="0.06pt solid #ff0000" style:text-align-source="fix" style:repeat-content="false" fo:border-left="none" fo:border-right="none" fo:border-top="non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fo:border-bottom="0.06pt solid #ff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fo:border-bottom="0.06pt solid #ff0000" fo:border-left="none" fo:border-right="none" fo:border-top="none" style:vertical-align="middle"/>
    </style:style>
    <style:style style:name="ce11" style:family="table-cell" style:parent-style-name="Default">
      <style:table-cell-properties fo:border-bottom="0.06pt solid #ff0000" fo:border-left="none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3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6" table:number-columns-repeated="2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0" table:default-cell-style-name="ce9"/>
        <table:table-column table:style-name="co21" table:number-columns-repeated="2" table:default-cell-style-name="ce9"/>
        <table:table-column table:style-name="co7" table:number-columns-repeated="986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ile</text:p>
          </table:table-cell>
          <table:table-cell table:style-name="ce1" office:value-type="string" calcext:value-type="string" table:number-columns-spanned="1" table:number-rows-spanned="2">
            <text:p>domain_x [km]</text:p>
          </table:table-cell>
          <table:table-cell table:style-name="ce1" office:value-type="string" calcext:value-type="string" table:number-columns-spanned="1" table:number-rows-spanned="2">
            <text:p>nx</text:p>
          </table:table-cell>
          <table:table-cell table:style-name="ce1" office:value-type="string" calcext:value-type="string" table:number-columns-spanned="1" table:number-rows-spanned="2">
            <text:p>domain_y [km]</text:p>
          </table:table-cell>
          <table:table-cell table:style-name="ce1" office:value-type="string" calcext:value-type="string" table:number-columns-spanned="1" table:number-rows-spanned="2">
            <text:p>ny</text:p>
          </table:table-cell>
          <table:table-cell table:style-name="ce1" office:value-type="string" calcext:value-type="string" table:number-columns-spanned="1" table:number-rows-spanned="2">
            <text:p>domain_z [K]</text:p>
          </table:table-cell>
          <table:table-cell table:style-name="ce1" office:value-type="string" calcext:value-type="string" table:number-columns-spanned="1" table:number-rows-spanned="2">
            <text:p>nz</text:p>
          </table:table-cell>
          <table:table-cell table:style-name="ce1" office:value-type="string" calcext:value-type="string" table:number-columns-spanned="1" table:number-rows-spanned="2">
            <text:p>moist</text:p>
          </table:table-cell>
          <table:table-cell table:style-name="ce1" office:value-type="string" calcext:value-type="string" table:number-columns-spanned="1" table:number-rows-spanned="2">
            <text:p>boundary</text:p>
          </table:table-cell>
          <table:table-cell table:style-name="ce4" office:value-type="string" calcext:value-type="string" table:number-columns-spanned="4" table:number-rows-spanned="1">
            <text:p>mountain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2">
            <text:p>time scheme</text:p>
          </table:table-cell>
          <table:table-cell table:style-name="ce1" office:value-type="string" calcext:value-type="string" table:number-columns-spanned="1" table:number-rows-spanned="2">
            <text:p>flux scheme</text:p>
          </table:table-cell>
          <table:table-cell table:style-name="ce1" office:value-type="string" calcext:value-type="string" table:number-columns-spanned="2" table:number-rows-spanned="1">
            <text:p>sedimentatio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bsorber</text:p>
          </table:table-cell>
          <table:covered-table-cell table:style-name="ce1"/>
          <table:table-cell table:style-name="ce1" office:value-type="string" calcext:value-type="string" table:number-columns-spanned="4" table:number-rows-spanned="1">
            <text:p>smoothing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2">
            <text:p>dt [s]</text:p>
          </table:table-cell>
          <table:table-cell table:style-name="ce1" office:value-type="string" calcext:value-type="string" table:number-columns-spanned="1" table:number-rows-spanned="2">
            <text:p>simulation time [s]</text:p>
          </table:table-cell>
          <table:table-cell table:style-name="ce1" office:value-type="string" calcext:value-type="string" table:number-columns-spanned="7" table:number-rows-spanned="1">
            <text:p>initial conditions</text:p>
          </table:table-cell>
          <table:covered-table-cell table:number-columns-repeated="6" table:style-name="ce1"/>
          <table:table-cell table:style-name="ce1" office:value-type="string" calcext:value-type="string" table:number-columns-spanned="1" table:number-rows-spanned="2">
            <text:p>precision</text:p>
          </table:table-cell>
          <table:table-cell table:style-name="ce1" office:value-type="string" calcext:value-type="string" table:number-columns-spanned="1" table:number-rows-spanned="2">
            <text:p>tendency</text:p>
          </table:table-cell>
          <table:table-cell table:style-name="ce1" office:value-type="string" calcext:value-type="string" table:number-columns-spanned="3" table:number-rows-spanned="1">
            <text:p>microphysics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2">
            <text:p>Notes</text:p>
          </table:table-cell>
          <table:table-cell table:style-name="ce5" table:number-columns-repeated="986"/>
        </table:table-row>
        <table:table-row table:style-name="ro1">
          <table:covered-table-cell table:number-columns-repeated="9"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height [m]</text:p>
          </table:table-cell>
          <table:table-cell table:style-name="ce1" office:value-type="string" calcext:value-type="string">
            <text:p>width [km]</text:p>
          </table:table-cell>
          <table:table-cell table:style-name="ce1" office:value-type="string" calcext:value-type="string">
            <text:p>growth time [s]</text:p>
          </table:table-cell>
          <table:covered-table-cell table:number-columns-repeated="2" table:style-name="ce1"/>
          <table:table-cell table:style-name="ce1" office:value-type="string" calcext:value-type="string">
            <text:p>flux scheme</text:p>
          </table:table-cell>
          <table:table-cell table:style-name="ce1" office:value-type="string" calcext:value-type="string">
            <text:p>substeps</text:p>
          </table:table-cell>
          <table:table-cell table:style-name="ce1" office:value-type="string" calcext:value-type="string">
            <text:p>layers</text:p>
          </table:table-cell>
          <table:table-cell table:style-name="ce1" office:value-type="string" calcext:value-type="string">
            <text:p>coefficient</text:p>
          </table:table-cell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layers</text:p>
          </table:table-cell>
          <table:table-cell table:style-name="ce1" office:value-type="string" calcext:value-type="string">
            <text:p>coefficient</text:p>
          </table:table-cell>
          <table:table-cell table:style-name="ce1" office:value-type="string" calcext:value-type="string">
            <text:p>max</text:p>
          </table:table-cell>
          <table:covered-table-cell table:number-columns-repeated="2" table:style-name="ce1"/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qv</text:p>
          </table:table-cell>
          <table:table-cell table:style-name="ce1" office:value-type="string" calcext:value-type="string">
            <text:p>qc</text:p>
          </table:table-cell>
          <table:table-cell table:style-name="ce1" office:value-type="string" calcext:value-type="string">
            <text:p>qr</text:p>
          </table:table-cell>
          <table:covered-table-cell table:number-columns-repeated="2" table:style-name="ce1"/>
          <table:table-cell table:style-name="ce1" office:value-type="string" calcext:value-type="string">
            <text:p>scheme</text:p>
          </table:table-cell>
          <table:table-cell table:style-name="ce1" office:value-type="string" calcext:value-type="string">
            <text:p>rain evaporation</text:p>
          </table:table-cell>
          <table:table-cell table:style-name="ce1" office:value-type="string" calcext:value-type="string">
            <text:p>sedimentation</text:p>
          </table:table-cell>
          <table:covered-table-cell table:style-name="ce4"/>
          <table:table-cell table:style-name="ce5" table:number-columns-repeated="986"/>
        </table:table-row>
        <table:table-row table:style-name="ro1">
          <table:table-cell table:style-name="ce2" office:value-type="string" calcext:value-type="string">
            <text:p>isentropic_convergence_upwind_u10_lx400_nz300_05km_relaxed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5" office:value-type="string" calcext:value-type="string">
            <text:p>single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isentropic_convergence_upwind_u10_lx400_nz300_1km_relaxed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5" office:value-type="string" calcext:value-type="string">
            <text:p>single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isentropic_convergence_upwind_u10_lx400_nz300_2km_relaxed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5" office:value-type="string" calcext:value-type="string">
            <text:p>single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isentropic_convergence_upwind_u10_lx400_nz300_4km_relaxed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5" office:value-type="string" calcext:value-type="string">
            <text:p>single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isentropic_convergence_upwind_u10_lx400_nz300_8km_relaxed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5" office:value-type="string" calcext:value-type="string">
            <text:p>single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isentropic_convergence_upwind_u10_lx400_nz300_ray0_8km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periodic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5" office:value-type="string" calcext:value-type="string">
            <text:p>single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isentropic_convergence_upwind_u20_lx400_nz300_ray0005_8km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periodic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string" calcext:value-type="string">
            <text:p>first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5" office:value-type="string" calcext:value-type="string">
            <text:p>single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isentropic_convergence_upwind_u20_lx400_nz300_ray0005_4km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periodic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string" calcext:value-type="string">
            <text:p>first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5" office:value-type="string" calcext:value-type="string">
            <text:p>single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isentropic_convergence_upwind_u10_lx400_nz300_ray005_8km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periodic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string" calcext:value-type="string">
            <text:p>first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5" office:value-type="string" calcext:value-type="string">
            <text:p>single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isentropic_convergence_upwind_u10_lx400_nz300_ray005_4km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periodic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string" calcext:value-type="string">
            <text:p>first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5" office:value-type="string" calcext:value-type="string">
            <text:p>single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isentropic_convergence_upwind_u10_lx400_nz300_ray005_2km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periodic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string" calcext:value-type="string">
            <text:p>first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5" office:value-type="string" calcext:value-type="string">
            <text:p>single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isentropic_convergence_upwind_u10_lx400_nz300_ray005_1km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periodic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string" calcext:value-type="string">
            <text:p>first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5" office:value-type="string" calcext:value-type="string">
            <text:p>single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isentropic_convergence_upwind_u10_lx400_nz300_8km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periodic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first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5" office:value-type="string" calcext:value-type="string">
            <text:p>single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isentropic_convergence_upwind_u10_lx400_nz300_4km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periodic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first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5" office:value-type="string" calcext:value-type="string">
            <text:p>single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isentropic_convergence_upwind_u10_lx400_nz300_2km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periodic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first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5" office:value-type="string" calcext:value-type="string">
            <text:p>single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isentropic_convergence_upwind_u10_lx400_nz300_1km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periodic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first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5" office:value-type="string" calcext:value-type="string">
            <text:p>single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isentropic_convergence_upwind_u20_lx400_nz300_8km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periodic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first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5" office:value-type="string" calcext:value-type="string">
            <text:p>single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isentropic_convergence_upwind_u20_lx400_nz300_4km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periodic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first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5" office:value-type="string" calcext:value-type="string">
            <text:p>single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isentropic_convergence_upwind_u20_lx400_nz300_2km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periodic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first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5" office:value-type="string" calcext:value-type="string">
            <text:p>single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isentropic_convergence_upwind_u20_lx400_nz300_1km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periodic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first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5" office:value-type="string" calcext:value-type="string">
            <text:p>single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isentropic_convergence_upwind_u20_lx400_nz300_8km_long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periodic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first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5" office:value-type="string" calcext:value-type="string">
            <text:p>single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1_maccormack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-250, 2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300, 4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maccormack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12*60*60" office:value-type="float" office:value="43200" calcext:value-type="float">
            <text:p>432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single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2_maccormack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4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maccormack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24*60*60" office:value-type="float" office:value="86400" calcext:value-type="float">
            <text:p>864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single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1_upwind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-250, 2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300, 4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maccormack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12*60*60" office:value-type="float" office:value="43200" calcext:value-type="float">
            <text:p>432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single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2_upwind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4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maccormack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24*60*60" office:value-type="float" office:value="86400" calcext:value-type="float">
            <text:p>864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single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isentropic_convergence_upwind_u10_lx400_nz300_ray05_1km_relaxed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first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5" office:value-type="string" calcext:value-type="string">
            <text:p>double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isentropic_convergence_upwind_u10_lx400_nz300_ray_05_2km_relaxed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first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5" office:value-type="string" calcext:value-type="string">
            <text:p>double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isentropic_convergence_upwind_u10_lx400_nz300_ray05_4km_relaxed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first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5" office:value-type="string" calcext:value-type="string">
            <text:p>double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isentropic_convergence_upwind_u10_lx400_nz300_ray05_8km_relaxed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first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5" office:value-type="string" calcext:value-type="string">
            <text:p>double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Default"/>
          <table:table-cell table:number-columns-repeated="986"/>
        </table:table-row>
        <table:table-row table:style-name="ro1">
          <table:table-cell table:style-name="ce2" office:value-type="string" calcext:value-type="string">
            <text:p>isentropic_convergence_upwind_u10_lx400_nz300_ray05_05km_relaxed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first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5" office:value-type="string" calcext:value-type="string">
            <text:p>double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isentropic_convergence_maccormack_u10_lx400_nz300_ray05_diff_4km_relaxed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maccormack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125" calcext:value-type="float">
            <text:p>0.0125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5" office:value-type="string" calcext:value-type="string">
            <text:p>double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isentropic_convergence_maccormack_u10_lx400_nz300_ray05_diff_4km_relaxed_bis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maccormack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0125" calcext:value-type="float">
            <text:p>0.0125</text:p>
          </table:table-cell>
          <table:table-cell table:style-name="ce2" office:value-type="float" office:value="0.0625" calcext:value-type="float">
            <text:p>0.06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5" office:value-type="string" calcext:value-type="string">
            <text:p>double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isentropic_convergence_maccormack_u10_lx400_nz300_ray05_diff_8km_relaxed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maccormack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125" calcext:value-type="float">
            <text:p>0.0125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5" office:value-type="string" calcext:value-type="string">
            <text:p>double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isentropic_convergence_maccormack_u10_lx400_nz300_ray05_diff_2km_relaxed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maccormack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125" calcext:value-type="float">
            <text:p>0.0125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5" office:value-type="string" calcext:value-type="string">
            <text:p>double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isentropic_convergence_maccormack_u10_lx400_nz300_ray05_diff_1km_relaxed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maccormack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125" calcext:value-type="float">
            <text:p>0.0125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5" office:value-type="string" calcext:value-type="string">
            <text:p>double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isentropic_convergence_maccormack_u10_lx400_nz300_ray05_diff_05km_relaxed</text:p>
          </table:table-cell>
          <table:table-cell table:style-name="ce2" office:value-type="string" calcext:value-type="string">
            <text:p>-200, 200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string" calcext:value-type="string">
            <text:p>-1,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76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agnesi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maccormack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0.0125" calcext:value-type="float">
            <text:p>0.0125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5" office:value-type="string" calcext:value-type="string">
            <text:p>double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verification_1_upwind_moist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-250, 2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300, 4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formula="of:=12*60*60" office:value-type="float" office:value="43200" calcext:value-type="float">
            <text:p>432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ngle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verification_1_euler_centered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-250, 2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300, 4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centere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3200" calcext:value-type="float">
            <text:p>432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single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verification_1_euler_centered_no_damping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-250, 2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300, 4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centered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3200" calcext:value-type="float">
            <text:p>432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single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verification_1_leapfrog_no_damping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-250, 2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300, 4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800" calcext:value-type="float">
            <text:p>1800</text:p>
          </table:table-cell>
          <table:table-cell table:number-columns-repeated="2" table:style-name="ce2" office:value-type="string" calcext:value-type="string">
            <text:p>centered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3200" calcext:value-type="float">
            <text:p>432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single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verification_1_leapfrog_bis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-250, 2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300, 4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800" calcext:value-type="float">
            <text:p>1800</text:p>
          </table:table-cell>
          <table:table-cell table:number-columns-repeated="2" table:style-name="ce2" office:value-type="string" calcext:value-type="string">
            <text:p>centere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3200" calcext:value-type="float">
            <text:p>432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single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-</text:p>
          </table:table-cell>
          <table:table-cell office:value-type="string" calcext:value-type="string">
            <text:p>Use 2*dt for damping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2_leapfrog_ter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4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800" calcext:value-type="float">
            <text:p>1800</text:p>
          </table:table-cell>
          <table:table-cell table:number-columns-repeated="2" table:style-name="ce2" office:value-type="string" calcext:value-type="string">
            <text:p>centered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24*60*60" office:value-type="float" office:value="86400" calcext:value-type="float">
            <text:p>864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single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-</text:p>
          </table:table-cell>
          <table:table-cell office:value-type="string" calcext:value-type="string">
            <text:p>Use centered scheme as in spike/flux_isentropic.txt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1_leapfrog_ter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-250, 2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300, 4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800" calcext:value-type="float">
            <text:p>1800</text:p>
          </table:table-cell>
          <table:table-cell table:number-columns-repeated="2" table:style-name="ce2" office:value-type="string" calcext:value-type="string">
            <text:p>centere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3200" calcext:value-type="float">
            <text:p>432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single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-</text:p>
          </table:table-cell>
          <table:table-cell office:value-type="string" calcext:value-type="string">
            <text:p>Use centered scheme as in spike/flux_isentropic.txt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1_leapfrog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-250, 2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300, 4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800" calcext:value-type="float">
            <text:p>1800</text:p>
          </table:table-cell>
          <table:table-cell table:number-columns-repeated="2" table:style-name="ce2" office:value-type="string" calcext:value-type="string">
            <text:p>centered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43200" calcext:value-type="float">
            <text:p>432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single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verification_2_leapfrog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4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800" calcext:value-type="float">
            <text:p>1800</text:p>
          </table:table-cell>
          <table:table-cell table:number-columns-repeated="2" table:style-name="ce2" office:value-type="string" calcext:value-type="string">
            <text:p>centered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49" calcext:value-type="float">
            <text:p>0.49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24*60*60" office:value-type="float" office:value="86400" calcext:value-type="float">
            <text:p>864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single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verification_moist_advection_upwind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4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periodic</text:p>
          </table:table-cell>
          <table:table-cell table:style-name="ce2" office:value-type="string" calcext:value-type="string">
            <text:p>flat terrain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ngle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verification_moist_advection_leapfrog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4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periodic</text:p>
          </table:table-cell>
          <table:table-cell table:style-name="ce2" office:value-type="string" calcext:value-type="string">
            <text:p>flat terrain</text:p>
          </table:table-cell>
          <table:table-cell table:number-columns-repeated="3" table:style-name="ce2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centered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ngle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verification_moist_advection_leapfrog_ter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4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periodic</text:p>
          </table:table-cell>
          <table:table-cell table:style-name="ce2" office:value-type="string" calcext:value-type="string">
            <text:p>flat terrain</text:p>
          </table:table-cell>
          <table:table-cell table:number-columns-repeated="3" table:style-name="ce2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centered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ngle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-</text:p>
          </table:table-cell>
          <table:table-cell office:value-type="string" calcext:value-type="string">
            <text:p>Use centered scheme as in spike/flux_isentropic.txt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moist_upwind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6*60*60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ngle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verification_moist_maccormack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maccormack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6*60*60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ngle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verification_moist_leapfrog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number-columns-repeated="2" table:style-name="ce2" office:value-type="string" calcext:value-type="string">
            <text:p>centered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6*60*60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ngle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verification_moist_advection_upwind_newinterface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4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periodic</text:p>
          </table:table-cell>
          <table:table-cell table:style-name="ce2" office:value-type="string" calcext:value-type="string">
            <text:p>flat terrain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ngle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verification_moist_upwind_newinterface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6*60*60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ngle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verification_moist_advection_maccormack_animation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4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periodic</text:p>
          </table:table-cell>
          <table:table-cell table:style-name="ce2" office:value-type="string" calcext:value-type="string">
            <text:p>flat terrain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maccormack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ingle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" table:style-name="ce7" office:value-type="string" calcext:value-type="string">
            <text:p>-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kessler_wrf_no_rain_leapfrog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number-columns-repeated="2" table:style-name="ce2" office:value-type="string" calcext:value-type="string">
            <text:p>centered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6*60*60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ouble</text:p>
          </table:table-cell>
          <table:table-cell table:style-name="ce5" office:value-type="string" calcext:value-type="string">
            <text:p>-</text:p>
          </table:table-cell>
          <table:table-cell table:style-name="ce2" office:value-type="string" calcext:value-type="string">
            <text:p>kessler_wrf (a = 0.001, k1 = 0.001, k2 = 2.2)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kessler_wrf_no_rain_upwind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6*60*60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ouble</text:p>
          </table:table-cell>
          <table:table-cell table:style-name="ce5" office:value-type="string" calcext:value-type="string">
            <text:p>-</text:p>
          </table:table-cell>
          <table:table-cell table:style-name="ce2" office:value-type="string" calcext:value-type="string">
            <text:p>kessler_wrf (a = 0.001, k1 = 0.001, k2 = 2.2)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kessler_wrf_no_rain_maccormack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maccormack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6*60*60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ouble</text:p>
          </table:table-cell>
          <table:table-cell table:style-name="ce5" office:value-type="string" calcext:value-type="string">
            <text:p>-</text:p>
          </table:table-cell>
          <table:table-cell table:style-name="ce2" office:value-type="string" calcext:value-type="string">
            <text:p>kessler_wrf (a = 0.001, k1 = 0.001, k2 = 2.2)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kessler_wrf_leapfrog_reference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number-columns-repeated="2" table:style-name="ce2" office:value-type="string" calcext:value-type="string">
            <text:p>centered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6*60*60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ouble</text:p>
          </table:table-cell>
          <table:table-cell table:style-name="ce5" office:value-type="string" calcext:value-type="string">
            <text:p>-</text:p>
          </table:table-cell>
          <table:table-cell table:style-name="ce2" office:value-type="string" calcext:value-type="string">
            <text:p>kessler_wrf (a = 0.001, k1 = 0.0001, k2 = 2.2)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kessler_wrf_leapfrog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number-columns-repeated="2" table:style-name="ce2" office:value-type="string" calcext:value-type="string">
            <text:p>centered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6*60*60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ouble</text:p>
          </table:table-cell>
          <table:table-cell table:style-name="ce5" office:value-type="string" calcext:value-type="string">
            <text:p>-</text:p>
          </table:table-cell>
          <table:table-cell table:style-name="ce2" office:value-type="string" calcext:value-type="string">
            <text:p>kessler_wrf (a = 0.001, k1 = 0.0001, k2 = 2.2)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kessler_wrf_upwind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6*60*60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ouble</text:p>
          </table:table-cell>
          <table:table-cell table:style-name="ce5" office:value-type="string" calcext:value-type="string">
            <text:p>-</text:p>
          </table:table-cell>
          <table:table-cell table:style-name="ce2" office:value-type="string" calcext:value-type="string">
            <text:p>kessler_wrf (a = 0.001, k1 = 0.0001, k2 = 2.2)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kessler_wrf_maccormack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maccormack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6*60*60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ouble</text:p>
          </table:table-cell>
          <table:table-cell table:style-name="ce5" office:value-type="string" calcext:value-type="string">
            <text:p>-</text:p>
          </table:table-cell>
          <table:table-cell table:style-name="ce2" office:value-type="string" calcext:value-type="string">
            <text:p>kessler_wrf (a = 0.001, k1 = 0.0001, k2 = 2.2)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kessler_wrf_sedimentation_upwind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style-name="ce2" office:value-type="string" calcext:value-type="string">
            <text:p>first order upwin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6*60*60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ouble</text:p>
          </table:table-cell>
          <table:table-cell table:style-name="ce5" office:value-type="string" calcext:value-type="string">
            <text:p>-</text:p>
          </table:table-cell>
          <table:table-cell table:style-name="ce2" office:value-type="string" calcext:value-type="string">
            <text:p>kessler_wrf (a = 0.001, k1 = 0.0001, k2 = 2.2)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kessler_wrf_sedimentation_maccormack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maccormack</text:p>
          </table:table-cell>
          <table:table-cell table:style-name="ce2" office:value-type="string" calcext:value-type="string">
            <text:p>first order upwind</text:p>
          </table:table-cell>
          <table:table-cell table:style-name="ce2" office:value-type="string" calcext:value-type="string">
            <text:p>inferred from CFL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6*60*60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ouble</text:p>
          </table:table-cell>
          <table:table-cell table:style-name="ce5" office:value-type="string" calcext:value-type="string">
            <text:p>-</text:p>
          </table:table-cell>
          <table:table-cell table:style-name="ce2" office:value-type="string" calcext:value-type="string">
            <text:p>kessler_wrf (a = 0.001, k1 = 0.0001, k2 = 2.2)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kessler_wrf_sedimentation_maccormack_second_order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maccormack</text:p>
          </table:table-cell>
          <table:table-cell table:style-name="ce2" office:value-type="string" calcext:value-type="string">
            <text:p>second order upwind</text:p>
          </table:table-cell>
          <table:table-cell table:style-name="ce2" office:value-type="string" calcext:value-type="string">
            <text:p>inferred from CFL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6*60*60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ouble</text:p>
          </table:table-cell>
          <table:table-cell table:style-name="ce5" office:value-type="string" calcext:value-type="string">
            <text:p>-</text:p>
          </table:table-cell>
          <table:table-cell table:style-name="ce2" office:value-type="string" calcext:value-type="string">
            <text:p>kessler_wrf (a = 0.001, k1 = 0.0001, k2 = 2.2)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kessler_wrf_sedimentation_leapfrog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number-columns-repeated="2" table:style-name="ce2" office:value-type="string" calcext:value-type="string">
            <text:p>centered</text:p>
          </table:table-cell>
          <table:table-cell table:style-name="ce2" office:value-type="string" calcext:value-type="string">
            <text:p>first order upwind</text:p>
          </table:table-cell>
          <table:table-cell table:style-name="ce2" office:value-type="string" calcext:value-type="string">
            <text:p>inferred from CFL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6*60*60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ouble</text:p>
          </table:table-cell>
          <table:table-cell table:style-name="ce5" office:value-type="string" calcext:value-type="string">
            <text:p>-</text:p>
          </table:table-cell>
          <table:table-cell table:style-name="ce2" office:value-type="string" calcext:value-type="string">
            <text:p>kessler_wrf (a = 0.001, k1 = 0.0001, k2 = 2.2)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kessler_wrf_sedimentation_evaporation_maccormack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maccormack</text:p>
          </table:table-cell>
          <table:table-cell table:style-name="ce2" office:value-type="string" calcext:value-type="string">
            <text:p>first order upwind</text:p>
          </table:table-cell>
          <table:table-cell table:style-name="ce2" office:value-type="string" calcext:value-type="string">
            <text:p>inferred from CFL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6*60*60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ouble</text:p>
          </table:table-cell>
          <table:table-cell table:style-name="ce5" office:value-type="string" calcext:value-type="string">
            <text:p>-</text:p>
          </table:table-cell>
          <table:table-cell table:style-name="ce2" office:value-type="string" calcext:value-type="string">
            <text:p>kessler_wrf (a = 0.001, k1 = 0.0001, k2 = 2.2)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kessler_wrf_sedimentation_evaporation_leapfrog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number-columns-repeated="2" table:style-name="ce2" office:value-type="string" calcext:value-type="string">
            <text:p>centered</text:p>
          </table:table-cell>
          <table:table-cell table:style-name="ce2" office:value-type="string" calcext:value-type="string">
            <text:p>first order upwind</text:p>
          </table:table-cell>
          <table:table-cell table:style-name="ce2" office:value-type="string" calcext:value-type="string">
            <text:p>inferred from CFL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6*60*60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ouble</text:p>
          </table:table-cell>
          <table:table-cell table:style-name="ce5" office:value-type="string" calcext:value-type="string">
            <text:p>-</text:p>
          </table:table-cell>
          <table:table-cell table:style-name="ce2" office:value-type="string" calcext:value-type="string">
            <text:p>kessler_wrf (a = 0.001, k1 = 0.0001, k2 = 2.2)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nmwc_model_check_leapfrog_nonconservative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36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periodic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800" calcext:value-type="float">
            <text:p>1800</text:p>
          </table:table-cell>
          <table:table-cell table:number-columns-repeated="2" table:style-name="ce2" office:value-type="string" calcext:value-type="string">
            <text:p>centered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single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string" calcext:value-type="string">
            <text:p>Nonconservative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nmwc_model_check_leapfrog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36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periodic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800" calcext:value-type="float">
            <text:p>1800</text:p>
          </table:table-cell>
          <table:table-cell table:number-columns-repeated="2" table:style-name="ce2" office:value-type="string" calcext:value-type="string">
            <text:p>centered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single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nmwc_model_check_upwind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36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periodic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single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nmwc_model_check_maccormack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0, 36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periodic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maccormack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single</text:p>
          </table:table-cell>
          <table:table-cell table:number-columns-repeated="4" table:style-name="ce2" office:value-type="string" calcext:value-type="string">
            <text:p>-</text:p>
          </table:table-cell>
          <table:table-cell table:number-columns-repeated="987"/>
        </table:table-row>
        <table:table-row table:style-name="ro1">
          <table:table-cell table:style-name="ce2" office:value-type="string" calcext:value-type="string">
            <text:p>verification_kessler_wrf_first_order_sedimentation_maccormack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maccormack</text:p>
          </table:table-cell>
          <table:table-cell table:style-name="ce2" office:value-type="string" calcext:value-type="string">
            <text:p>first order upwin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6*60*60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ouble</text:p>
          </table:table-cell>
          <table:table-cell table:style-name="ce5" office:value-type="string" calcext:value-type="string">
            <text:p>-</text:p>
          </table:table-cell>
          <table:table-cell table:style-name="ce2" office:value-type="string" calcext:value-type="string">
            <text:p>kessler_wrf (a = 0.001, k1 = 0.0001, k2 = 2.2)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kessler_wrf_second_order_sedimentation_maccormack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maccormack</text:p>
          </table:table-cell>
          <table:table-cell table:style-name="ce2" office:value-type="string" calcext:value-type="string">
            <text:p>second order upwin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6*60*60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ouble</text:p>
          </table:table-cell>
          <table:table-cell table:style-name="ce5" office:value-type="string" calcext:value-type="string">
            <text:p>-</text:p>
          </table:table-cell>
          <table:table-cell table:style-name="ce2" office:value-type="string" calcext:value-type="string">
            <text:p>kessler_wrf (a = 0.001, k1 = 0.0001, k2 = 2.2)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kessler_wrf_first_order_sedimentation_leapfrog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number-columns-repeated="2" table:style-name="ce2" office:value-type="string" calcext:value-type="string">
            <text:p>centered</text:p>
          </table:table-cell>
          <table:table-cell table:style-name="ce2" office:value-type="string" calcext:value-type="string">
            <text:p>first order upwind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6*60*60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ouble</text:p>
          </table:table-cell>
          <table:table-cell table:style-name="ce5" office:value-type="string" calcext:value-type="string">
            <text:p>-</text:p>
          </table:table-cell>
          <table:table-cell table:style-name="ce2" office:value-type="string" calcext:value-type="string">
            <text:p>kessler_wrf (a = 0.001, k1 = 0.0001, k2 = 2.2)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kessler_wrf_second_order_sedimentation_leapfrog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number-columns-repeated="2" table:style-name="ce2" office:value-type="string" calcext:value-type="string">
            <text:p>centered</text:p>
          </table:table-cell>
          <table:table-cell table:style-name="ce2" office:value-type="string" calcext:value-type="string">
            <text:p>second order upwind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6*60*60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ouble</text:p>
          </table:table-cell>
          <table:table-cell table:style-name="ce5" office:value-type="string" calcext:value-type="string">
            <text:p>-</text:p>
          </table:table-cell>
          <table:table-cell table:style-name="ce2" office:value-type="string" calcext:value-type="string">
            <text:p>kessler_wrf (a = 0.001, k1 = 0.0001, k2 = 2.2)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kessler_wrf_second_order_sedimentation_evaporation_maccormack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maccormack</text:p>
          </table:table-cell>
          <table:table-cell table:style-name="ce2" office:value-type="string" calcext:value-type="string">
            <text:p>second order upwin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ouble</text:p>
          </table:table-cell>
          <table:table-cell table:style-name="ce5" office:value-type="string" calcext:value-type="string">
            <text:p>-</text:p>
          </table:table-cell>
          <table:table-cell table:style-name="ce2" office:value-type="string" calcext:value-type="string">
            <text:p>kessler_wrf (a = 0.001, k1 = 0.0001, k2 = 2.2)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kessler_wrf_second_order_sedimentation_evaporation_leapfrog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number-columns-repeated="2" table:style-name="ce2" office:value-type="string" calcext:value-type="string">
            <text:p>centered</text:p>
          </table:table-cell>
          <table:table-cell table:style-name="ce2" office:value-type="string" calcext:value-type="string">
            <text:p>second order upwind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ouble</text:p>
          </table:table-cell>
          <table:table-cell table:style-name="ce5" office:value-type="string" calcext:value-type="string">
            <text:p>-</text:p>
          </table:table-cell>
          <table:table-cell table:style-name="ce2" office:value-type="string" calcext:value-type="string">
            <text:p>kessler_wrf (a = 0.001, k1 = 0.0001, k2 = 2.2)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1">
          <table:table-cell table:style-name="ce2" office:value-type="string" calcext:value-type="string">
            <text:p>verification_kessler_wrf_sedimentation_upwind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upwind</text:p>
          </table:table-cell>
          <table:table-cell table:style-name="ce2" office:value-type="string" calcext:value-type="string">
            <text:p>first order upwin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6*60*60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ouble</text:p>
          </table:table-cell>
          <table:table-cell table:style-name="ce5" office:value-type="string" calcext:value-type="string">
            <text:p>-</text:p>
          </table:table-cell>
          <table:table-cell table:style-name="ce2" office:value-type="string" calcext:value-type="string">
            <text:p>kessler_wrf (a = 0.001, k1 = 0.0001, k2 = 2.2)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low_tendency_kessler_wrf_maccormack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maccormack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ouble</text:p>
          </table:table-cell>
          <table:table-cell table:style-name="ce5" office:value-type="string" calcext:value-type="string">
            <text:p>-</text:p>
          </table:table-cell>
          <table:table-cell table:style-name="ce2" office:value-type="string" calcext:value-type="string">
            <text:p>slow_tendency_kessler_wrf (a = 0.001, k1 = 0.0001, k2 = 2.2) + kessler_wrf_saturation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low_tendency_kessler_wrf_sedimentation_maccormack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maccormack</text:p>
          </table:table-cell>
          <table:table-cell table:style-name="ce2" office:value-type="string" calcext:value-type="string">
            <text:p>second order upwin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ouble</text:p>
          </table:table-cell>
          <table:table-cell table:style-name="ce5" office:value-type="string" calcext:value-type="string">
            <text:p>-</text:p>
          </table:table-cell>
          <table:table-cell table:style-name="ce2" office:value-type="string" calcext:value-type="string">
            <text:p>slow_tendency_kessler_wrf (a = 0.001, k1 = 0.0001, k2 = 2.2) + kessler_wrf_saturation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low_tendency_kessler_wrf_sedimentation_evaporation_maccormack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maccormack</text:p>
          </table:table-cell>
          <table:table-cell table:style-name="ce2" office:value-type="string" calcext:value-type="string">
            <text:p>second order upwin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ouble</text:p>
          </table:table-cell>
          <table:table-cell table:style-name="ce5" office:value-type="string" calcext:value-type="string">
            <text:p>-</text:p>
          </table:table-cell>
          <table:table-cell table:style-name="ce2" office:value-type="string" calcext:value-type="string">
            <text:p>slow_tendency_kessler_wrf (a = 0.001, k1 = 0.0001, k2 = 2.2) + kessler_wrf_saturation</text:p>
          </table:table-cell>
          <table:table-cell table:number-columns-repeated="2" table:style-name="ce7" office:value-type="string" calcext:value-type="string">
            <text:p>yes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low_tendency_kessler_wrf_saturation_maccormack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maccormack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ouble</text:p>
          </table:table-cell>
          <table:table-cell table:style-name="ce5" office:value-type="string" calcext:value-type="string">
            <text:p>-</text:p>
          </table:table-cell>
          <table:table-cell table:style-name="ce2" office:value-type="string" calcext:value-type="string">
            <text:p>slow_tendency_kessler_wrf_saturation (a = 0.001, k1 = 0.0001, k2 = 2.2)</text:p>
          </table:table-cell>
          <table:table-cell table:number-columns-repeated="2" table:style-name="ce7" office:value-type="string" calcext:value-type="string">
            <text:p>no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2">
          <table:table-cell table:style-name="ce2" office:value-type="string" calcext:value-type="string">
            <text:p>slow_tendency_kessler_wrf_saturation_sedimentation_maccormack</text:p>
          </table:table-cell>
          <table:table-cell table:style-name="ce2" office:value-type="string" calcext:value-type="string">
            <text:p>0, 5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-1,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80, 34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relaxed</text:p>
          </table:table-cell>
          <table:table-cell table:style-name="ce2" office:value-type="string" calcext:value-type="string">
            <text:p>gaussia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orward euler</text:p>
          </table:table-cell>
          <table:table-cell table:style-name="ce2" office:value-type="string" calcext:value-type="string">
            <text:p>maccormack</text:p>
          </table:table-cell>
          <table:table-cell table:style-name="ce2" office:value-type="string" calcext:value-type="string">
            <text:p>second order upwin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1600" calcext:value-type="float">
            <text:p>216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i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ouble</text:p>
          </table:table-cell>
          <table:table-cell table:style-name="ce5" office:value-type="string" calcext:value-type="string">
            <text:p>-</text:p>
          </table:table-cell>
          <table:table-cell table:style-name="ce2" office:value-type="string" calcext:value-type="string">
            <text:p>slow_tendency_kessler_wrf_saturation (a = 0.001, k1 = 0.0001, k2 = 2.2)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yes</text:p>
          </table:table-cell>
          <table:table-cell office:value-type="string" calcext:value-type="string">
            <text:p>Save output every 30 iterations for animation purposes</text:p>
          </table:table-cell>
          <table:table-cell table:number-columns-repeated="986"/>
        </table:table-row>
        <table:table-row table:style-name="ro3">
          <table:table-cell table:style-name="ce3" office:value-type="string" calcext:value-type="string">
            <text:p>slow_tendency_kessler_wrf_saturation_sedimentation_evaporation_maccormack</text:p>
          </table:table-cell>
          <table:table-cell table:style-name="ce3" office:value-type="string" calcext:value-type="string">
            <text:p>0, 50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-1, 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80, 34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relaxed</text:p>
          </table:table-cell>
          <table:table-cell table:style-name="ce3" office:value-type="string" calcext:value-type="string">
            <text:p>gaussian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00" calcext:value-type="float">
            <text:p>1800</text:p>
          </table:table-cell>
          <table:table-cell table:style-name="ce3" office:value-type="string" calcext:value-type="string">
            <text:p>forward euler</text:p>
          </table:table-cell>
          <table:table-cell table:style-name="ce3" office:value-type="string" calcext:value-type="string">
            <text:p>maccormack</text:p>
          </table:table-cell>
          <table:table-cell table:style-name="ce3" office:value-type="string" calcext:value-type="string">
            <text:p>second order upwind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first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600" calcext:value-type="float">
            <text:p>2160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sin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double</text:p>
          </table:table-cell>
          <table:table-cell table:style-name="ce6" office:value-type="string" calcext:value-type="string">
            <text:p>-</text:p>
          </table:table-cell>
          <table:table-cell table:style-name="ce3" office:value-type="string" calcext:value-type="string">
            <text:p>slow_tendency_kessler_wrf_saturation (a = 0.001, k1 = 0.0001, k2 = 2.2)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10" office:value-type="string" calcext:value-type="string">
            <text:p>Save output every 30 iterations for animation purposes</text:p>
          </table:table-cell>
          <table:table-cell table:style-name="ce11" table:number-columns-repeated="986"/>
        </table:table-row>
        <table:table-row table:style-name="ro1" table:number-rows-repeated="11">
          <table:table-cell table:style-name="ce2" table:number-columns-repeated="37"/>
          <table:table-cell table:number-columns-repeated="987"/>
        </table:table-row>
        <table:table-row table:style-name="ro1" table:number-rows-repeated="20">
          <table:table-cell table:number-columns-repeated="32"/>
          <table:table-cell table:style-name="ce2" table:number-columns-repeated="5"/>
          <table:table-cell table:number-columns-repeated="987"/>
        </table:table-row>
        <table:table-row table:style-name="ro1" table:number-rows-repeated="1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G2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00/00/0000</text:date>, <text:time style:data-style-name="N2" text:time-value="17:48:36.6855960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08:15:43.772878090</meta:creation-date>
    <dc:date>2018-05-08T13:57:30.021880353</dc:date>
    <meta:editing-duration>P8DT10H4M15S</meta:editing-duration>
    <meta:editing-cycles>29</meta:editing-cycles>
    <meta:generator>LibreOffice/5.1.6.2$Linux_X86_64 LibreOffice_project/10m0$Build-2</meta:generator>
    <meta:document-statistic meta:table-count="1" meta:cell-count="3184" meta:object-count="0"/>
  </office:meta>
</office:document-meta>
</file>